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kulturista-web" svg:font-family="kulturista-web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083in" fo:text-indent="0in" style:auto-text-indent="false"/>
    </style:style>
    <style:style style:name="P3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</style:style>
    <style:style style:name="P7" style:family="paragraph" style:parent-style-name="Text_20_body" style:list-style-name="L5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  <style:text-properties fo:font-variant="normal" fo:text-transform="none" fo:color="#333333" fo:letter-spacing="normal" fo:padding="0in" fo:border="none"/>
    </style:style>
    <style:style style:name="P9" style:family="paragraph" style:parent-style-name="Text_20_body" style:list-style-name="L3">
      <style:paragraph-properties fo:margin-left="0in" fo:margin-right="0in" fo:margin-top="0in" fo:margin-bottom="0.1043in" style:contextual-spacing="false" style:line-height-at-least="0.2602in" fo:text-indent="0in" style:auto-text-indent="false"/>
    </style:style>
    <style:style style:name="P10" style:family="paragraph" style:parent-style-name="Text_20_body" style:list-style-name="L4">
      <style:paragraph-properties fo:margin-left="0in" fo:margin-right="0in" fo:margin-top="0in" fo:margin-bottom="0.1043in" style:contextual-spacing="false" style:line-height-at-least="0.2602in" fo:text-indent="0in" style:auto-text-indent="false"/>
    </style:style>
    <style:style style:name="P11" style:family="paragraph" style:parent-style-name="Text_20_body" style:list-style-name="L4">
      <style:paragraph-properties fo:margin-left="0in" fo:margin-right="0in" fo:margin-top="0in" fo:margin-bottom="0.1043in" style:contextual-spacing="false" style:line-height-at-least="0.2602in" fo:text-indent="0in" style:auto-text-indent="false"/>
      <style:text-properties fo:font-variant="normal" fo:text-transform="none" fo:color="#333333" fo:letter-spacing="normal" fo:padding="0in" fo:border="none"/>
    </style:style>
    <style:style style:name="P12" style:family="paragraph" style:parent-style-name="Text_20_body" style:list-style-name="L3">
      <style:paragraph-properties fo:margin-top="0in" fo:margin-bottom="0.1043in" style:contextual-spacing="false" style:line-height-at-least="0.2602in"/>
    </style:style>
    <style:style style:name="P13" style:family="paragraph" style:parent-style-name="Text_20_body" style:list-style-name="L4">
      <style:paragraph-properties fo:margin-top="0in" fo:margin-bottom="0.1043in" style:contextual-spacing="false" style:line-height-at-least="0.2602in"/>
    </style:style>
    <style:style style:name="P14" style:family="paragraph" style:parent-style-name="Text_20_body" style:list-style-name="L4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15" style:family="paragraph" style:parent-style-name="Text_20_body" style:list-style-name="L4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fo:padding="0in" fo:border="none"/>
    </style:style>
    <style:style style:name="P16" style:family="paragraph" style:parent-style-name="Heading_20_1">
      <style:paragraph-properties fo:margin-left="0in" fo:margin-right="0in" fo:margin-top="0in" fo:margin-bottom="0in" style:contextual-spacing="false" style:line-height-at-least="0.7811in" fo:text-indent="0in" style:auto-text-indent="false" fo:padding="0in" fo:border="none"/>
    </style:style>
    <style:style style:name="P17" style:family="paragraph" style:parent-style-name="Heading_20_3">
      <style:paragraph-properties fo:margin-left="0in" fo:margin-right="0in" fo:margin-top="0.3126in" fo:margin-bottom="0in" style:contextual-spacing="false" fo:line-height="156%" fo:text-indent="0in" style:auto-text-indent="false" fo:padding="0in" fo:border="none"/>
      <style:text-properties fo:font-variant="normal" fo:text-transform="none" fo:color="#333333" fo:letter-spacing="normal" style:font-name-asian="sans-serif" style:font-size-asian="12pt" style:font-style-asian="normal" style:font-weight-asian="normal" fo:padding="0in" fo:border="none"/>
    </style:style>
    <style:style style:name="P18" style:family="paragraph" style:parent-style-name="Heading_20_3">
      <style:paragraph-properties fo:margin-left="0in" fo:margin-right="0in" fo:margin-top="0.3126in" fo:margin-bottom="0in" style:contextual-spacing="false" fo:line-height="156%" fo:text-indent="0in" style:auto-text-indent="false" fo:padding="0in" fo:border="none"/>
      <style:text-properties fo:font-variant="normal" fo:text-transform="none" fo:color="#333333" fo:letter-spacing="normal" fo:padding="0in" fo:border="none"/>
    </style:style>
    <style:style style:name="P19" style:family="paragraph" style:parent-style-name="Heading_20_3">
      <style:paragraph-properties fo:margin-left="0in" fo:margin-right="0in" fo:margin-top="0.1043in" fo:margin-bottom="0in" style:contextual-spacing="false" fo:line-height="156%" fo:text-indent="0in" style:auto-text-indent="false" fo:padding="0in" fo:border="none"/>
      <style:text-properties fo:font-variant="normal" fo:text-transform="none" fo:color="#333333" fo:letter-spacing="normal" fo:padding="0in" fo:border="none"/>
    </style:style>
    <style:style style:name="P20" style:family="paragraph" style:parent-style-name="Heading_20_2">
      <style:paragraph-properties fo:margin-left="0in" fo:margin-right="0in" fo:margin-top="0.3126in" fo:margin-bottom="0in" style:contextual-spacing="false" fo:line-height="150%" fo:text-indent="0in" style:auto-text-indent="false" fo:padding="0in" fo:border="none"/>
      <style:text-properties fo:font-variant="normal" fo:text-transform="none" fo:color="#333333" fo:letter-spacing="normal" style:font-name-asian="sans-serif" style:font-size-asian="15pt" style:font-style-asian="normal" style:font-weight-asian="normal" fo:padding="0in" fo:border="none"/>
    </style:style>
    <style:style style:name="T1" style:family="text">
      <style:text-properties fo:color="#3b73af" style:text-line-through-style="none" style:text-line-through-type="none" style:font-name="kulturista-web" fo:font-size="37.5pt" style:text-underline-style="none" fo:font-weight="normal" style:text-blinking="false" fo:padding="0in" fo:border="none"/>
    </style:style>
    <style:style style:name="T2" style:family="text">
      <style:text-properties fo:color="#3b73af" style:text-line-through-style="none" style:text-line-through-type="none" style:text-underline-style="none" style:text-blinking="false" style:font-name-asian="kulturista-web" style:font-size-asian="37.5pt" style:font-weight-asian="normal" fo:padding="0in" fo:border="none"/>
    </style:style>
    <style:style style:name="T3" style:family="text">
      <style:text-properties fo:color="#006633" style:text-line-through-style="none" style:text-line-through-type="none" style:text-underline-style="none" style:text-blinking="false"/>
    </style:style>
    <style:style style:name="T4" style:family="text">
      <style:text-properties fo:font-variant="normal" fo:text-transform="none" fo:color="#707070" style:font-name="Arial" fo:font-size="9pt" fo:letter-spacing="normal" fo:font-style="normal" fo:font-weight="normal" fo:padding="0in" fo:border="none"/>
    </style:style>
    <style:style style:name="T5" style:family="text">
      <style:text-properties fo:font-variant="normal" fo:text-transform="none" fo:color="#707070" style:text-line-through-style="none" style:text-line-through-type="none" style:font-name="Arial" fo:font-size="9pt" fo:letter-spacing="normal" fo:font-style="normal" style:text-underline-style="none" fo:font-weight="normal" style:text-blinking="false" fo:padding="0in" fo:border="none"/>
    </style:style>
    <style:style style:name="T6" style:family="text"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T7" style:family="text">
      <style:text-properties fo:font-variant="normal" fo:text-transform="none" fo:color="#333333" style:font-name="sans-serif" fo:font-size="10.5pt" fo:letter-spacing="normal" fo:font-style="normal" fo:font-weight="normal" fo:background-color="#fafafa" loext:char-shading-value="0" fo:padding="0in" fo:border="none"/>
    </style:style>
    <style:style style:name="T8" style:family="text"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T9" style:family="text">
      <style:text-properties fo:font-variant="normal" fo:text-transform="none" fo:color="#333333" style:font-name="monospace" fo:font-size="10.5pt" fo:letter-spacing="normal" fo:font-style="normal" fo:font-weight="normal" fo:padding="0in" fo:border="none"/>
    </style:style>
    <style:style style:name="T10" style:family="text">
      <style:text-properties fo:font-variant="normal" fo:text-transform="none" fo:color="#006633" style:text-line-through-style="none" style:text-line-through-type="none" fo:letter-spacing="normal" style:text-underline-style="none" style:text-blinking="false" style:font-name-asian="sans-serif" style:font-size-asian="10.5pt" style:font-style-asian="normal" style:font-weight-asian="normal" fo:padding="0in" fo:border="none"/>
    </style:style>
    <style:style style:name="T11" style:family="text">
      <style:text-properties fo:font-variant="normal" fo:text-transform="none" fo:color="#006633" style:text-line-through-style="none" style:text-line-through-type="none" fo:letter-spacing="normal" style:text-underline-style="none" style:text-blinking="false" fo:background-color="#fafafa" loext:char-shading-value="0" style:font-name-asian="sans-serif" style:font-size-asian="10.5pt" style:font-style-asian="normal" style:font-weight-asian="normal" fo:padding="0in" fo:border="none"/>
    </style:style>
    <style:style style:name="T12" style:family="text">
      <style:text-properties fo:font-variant="normal" fo:text-transform="none" fo:color="#006633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afafa" loext:char-shading-value="0" fo:padding="0in" fo:border="none"/>
    </style:style>
    <style:style style:name="T13" style:family="text">
      <style:text-properties fo:font-variant="normal" fo:text-transform="none" fo:color="#006633" style:text-line-through-style="none" style:text-line-through-type="none" style:font-name="sans-serif" fo:font-size="10.5pt" fo:letter-spacing="normal" fo:font-style="normal" style:text-underline-style="none" fo:font-weight="normal" style:text-blinking="false" fo:padding="0in" fo:border="none"/>
    </style:style>
    <style:style style:name="T14" style:family="text">
      <style:text-properties style:font-name="sans-serif" fo:font-size="10.5pt" fo:font-style="normal" fo:font-weight="normal"/>
    </style:style>
    <style:style style:name="T15" style:family="text">
      <style:text-properties style:font-name="sans-serif" fo:font-size="12pt" fo:font-style="normal" fo:font-weight="normal"/>
    </style:style>
    <style:style style:name="T16" style:family="text">
      <style:text-properties style:font-name-asian="sans-serif" style:font-size-asian="10.5pt" style:font-style-asian="normal" style:font-weight-asian="normal"/>
    </style:style>
    <style:style style:name="T17" style:family="text">
      <style:text-properties style:font-name-asian="sans-serif" style:font-size-asian="12pt" style:font-style-asian="normal" style:font-weight-asian="normal"/>
    </style:style>
    <style:style style:name="T18" style:family="text">
      <style:text-properties fo:color="#ff0000" style:font-name-asian="sans-serif" fo:padding="0in" fo:border="none"/>
    </style:style>
    <style:style style:name="T19" style:family="text">
      <style:text-properties fo:color="#ff0000" style:font-name="sans-serif" fo:padding="0in" fo:border="none"/>
    </style:style>
    <style:style style:name="T20" style:family="text">
      <style:text-properties fo:color="#ff0000" style:text-line-through-style="none" style:text-line-through-type="none" style:font-name="sans-serif" style:text-underline-style="none" style:text-blinking="false" fo:padding="0in" fo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main-header">
        <text:section text:style-name="Sect1" text:name="title-heading">
          <text:h text:style-name="P16" text:outline-level="1"><text:bookmark text:name="title-text"/><text:a xlink:type="simple" xlink:href="https://conf.umlife.net/pages/viewpage.action?pageId=9994560"><text:span text:style-name="T1">Linux</text:span></text:a><text:a xlink:type="simple" xlink:href="https://conf.umlife.net/pages/viewpage.action?pageId=9994560"><text:span text:style-name="T2">工具经验汇总</text:span></text:a></text:h>
        </text:section>
      </text:section>
      <text:section text:style-name="Sect1" text:name="sidebar-container">
        <text:p text:style-name="P1"/>
      </text:section>
      <text:section text:style-name="Sect1" text:name="content">
        <text:p text:style-name="P2"/>
        <text:section text:style-name="Sect1" text:name="action-messages">
          <text:p text:style-name="P2"/>
        </text:section>
        <text:list xml:id="list2031673388941571817" text:style-name="L1">
          <text:list-item>
            <text:p text:style-name="P4"><draw:frame draw:style-name="fr1" draw:name="page-metadata-start" text:anchor-type="char" svg:width="0.0161in" draw:z-index="0"><draw:text-box fo:min-height="0.0161in"><text:p text:style-name="Text_20_body"/></draw:text-box></draw:frame><draw:frame draw:style-name="fr1" draw:name="Frame1" text:anchor-type="char" svg:width="0.0161in" draw:z-index="1"><draw:text-box fo:min-height="0.0161in"><text:p text:style-name="Text_20_body"><text:a xlink:type="simple" xlink:href="https://conf.umlife.net/pages/viewpage.action?pageId=9994560#page-metadata-end"><text:span text:style-name="T3">Skip to end of metadata</text:span></text:a></text:p></draw:text-box></draw:frame><text:span text:style-name="T4">Added by </text:span><text:a xlink:type="simple" xlink:href="https://conf.umlife.net/display/~ruitao"><text:span text:style-name="T5">Unknown User (ruitao)</text:span></text:a><text:span text:style-name="T4">, last edited by </text:span><text:a xlink:type="simple" xlink:href="https://conf.umlife.net/display/~ruitao"><text:span text:style-name="T5">Unknown User (ruitao)</text:span></text:a><text:span text:style-name="T4"> on 2013-12-20  (</text:span><text:bookmark text:name="view-change-link"/><text:a xlink:type="simple" xlink:href="https://conf.umlife.net/pages/diffpages.action?pageId=9994560&amp;originalId=9995792"><text:span text:style-name="T5">view change</text:span></text:a><text:span text:style-name="T4">)</text:span></text:p>
          </text:list-item>
        </text:list>
        <text:section text:style-name="Sect1" text:name="main-content">
          <text:p text:style-name="P5"><text:span text:style-name="T18">想快速熟悉各种工具甚至</text:span><text:span text:style-name="T19">Linux</text:span><text:span text:style-name="T18">，装个 </text:span><text:a xlink:type="simple" xlink:href="https://www.archlinux.org/"><text:span text:style-name="T20">Archlinux</text:span></text:a><text:span text:style-name="T19"> </text:span><text:span text:style-name="T18">玩玩吧</text:span></text:p>
          <text:p text:style-name="P5"><text:span text:style-name="Strong_20_Emphasis"><text:span text:style-name="T6">目录</text:span></text:span></text:p>
          <text:list xml:id="list5223034540399306228" text:style-name="L2">
            <text:list-item>
              <text:p text:style-name="P6"><text:span text:style-name="T7">1 </text:span><text:a xlink:type="simple" xlink:href="https://conf.umlife.net/pages/viewpage.action?pageId=9994560#Linux工具经验汇总-工具篇"><text:span text:style-name="T11">工具篇</text:span></text:a></text:p>
              <text:list>
                <text:list-item>
                  <text:p text:style-name="P6"><text:span text:style-name="T7">1.1 </text:span><text:a xlink:type="simple" xlink:href="https://conf.umlife.net/pages/viewpage.action?pageId=9994560#Linux工具经验汇总-快速启动"><text:span text:style-name="T11">快速启动</text:span></text:a></text:p>
                </text:list-item>
                <text:list-item>
                  <text:p text:style-name="P6"><text:span text:style-name="T7">1.2 </text:span><text:a xlink:type="simple" xlink:href="https://conf.umlife.net/pages/viewpage.action?pageId=9994560#Linux工具经验汇总-窗口管理"><text:span text:style-name="T11">窗口管理</text:span></text:a></text:p>
                </text:list-item>
                <text:list-item>
                  <text:p text:style-name="P6"><text:span text:style-name="T7">1.3 </text:span><text:a xlink:type="simple" xlink:href="https://conf.umlife.net/pages/viewpage.action?pageId=9994560#Linux工具经验汇总-常用软件"><text:span text:style-name="T11">常用软件</text:span></text:a></text:p>
                </text:list-item>
              </text:list>
            </text:list-item>
            <text:list-item>
              <text:p text:style-name="P6"><text:span text:style-name="T7">2 </text:span><text:a xlink:type="simple" xlink:href="https://conf.umlife.net/pages/viewpage.action?pageId=9994560#Linux工具经验汇总-技巧篇"><text:span text:style-name="T11">技巧篇</text:span></text:a></text:p>
              <text:list>
                <text:list-item>
                  <text:p text:style-name="P6"><text:span text:style-name="T7">2.1 </text:span><text:a xlink:type="simple" xlink:href="https://conf.umlife.net/pages/viewpage.action?pageId=9994560#Linux工具经验汇总-让shell更好用："><text:span text:style-name="T11">让</text:span></text:a><text:a xlink:type="simple" xlink:href="https://conf.umlife.net/pages/viewpage.action?pageId=9994560#Linux工具经验汇总-让shell更好用："><text:span text:style-name="T12">shell</text:span></text:a><text:a xlink:type="simple" xlink:href="https://conf.umlife.net/pages/viewpage.action?pageId=9994560#Linux工具经验汇总-让shell更好用："><text:span text:style-name="T11">更好用：</text:span></text:a></text:p>
                </text:list-item>
                <text:list-item>
                  <text:p text:style-name="P6"><text:span text:style-name="T7">2.2 </text:span><text:a xlink:type="simple" xlink:href="https://conf.umlife.net/pages/viewpage.action?pageId=9994560#Linux工具经验汇总-Bash使用技巧"><text:span text:style-name="T12">Bash </text:span></text:a><text:a xlink:type="simple" xlink:href="https://conf.umlife.net/pages/viewpage.action?pageId=9994560#Linux工具经验汇总-Bash使用技巧"><text:span text:style-name="T11">使用技巧</text:span></text:a></text:p>
                </text:list-item>
                <text:list-item>
                  <text:p text:style-name="P6"><text:span text:style-name="T7">2.3 </text:span><text:a xlink:type="simple" xlink:href="https://conf.umlife.net/pages/viewpage.action?pageId=9994560#Linux工具经验汇总-SED&amp;AWK文本处理"><text:span text:style-name="T12">SED &amp; AWK </text:span></text:a><text:a xlink:type="simple" xlink:href="https://conf.umlife.net/pages/viewpage.action?pageId=9994560#Linux工具经验汇总-SED&amp;AWK文本处理"><text:span text:style-name="T11">文本处理</text:span></text:a></text:p>
                </text:list-item>
              </text:list>
            </text:list-item>
            <text:list-item>
              <text:p text:style-name="P6"><text:span text:style-name="T7">3 </text:span><text:a xlink:type="simple" xlink:href="https://conf.umlife.net/pages/viewpage.action?pageId=9994560#Linux工具经验汇总-附加"><text:span text:style-name="T11">附加</text:span></text:a></text:p>
            </text:list-item>
          </text:list>
          <text:h text:style-name="P20" text:outline-level="2"><text:bookmark text:name="Linux工具经验汇总-工具篇"/>工具篇</text:h>
          <text:p text:style-name="P8"><text:span text:style-name="T16">没有特别说明的，都只针对</text:span><text:span text:style-name="T14">ubuntu</text:span><text:span text:style-name="T16">，通过 </text:span><text:span text:style-name="T14">sudo apt-get install </text:span><text:span text:style-name="T16">软件名 就可以安装</text:span></text:p>
          <text:h text:style-name="P17" text:outline-level="3"><text:bookmark text:name="Linux工具经验汇总-快速启动"/>快速启动</text:h>
          <text:p text:style-name="P8"><text:span text:style-name="T16">快速启动程序：</text:span><text:span text:style-name="T14">kupfer</text:span><text:span text:style-name="T16">，</text:span><text:span text:style-name="T14">awesome</text:span><text:span text:style-name="T16">下面推荐用</text:span><text:span text:style-name="T14">dmenu<text:line-break/></text:span><text:span text:style-name="T16">下拉式终端：</text:span><text:span text:style-name="T14">guake</text:span></text:p>
          <text:h text:style-name="P17" text:outline-level="3"><text:bookmark text:name="Linux工具经验汇总-窗口管理"/>窗口管理</text:h>
          <text:p text:style-name="P8"><text:span text:style-name="T16">不喜欢</text:span><text:span text:style-name="T14">unity</text:span><text:span text:style-name="T16">的，推荐：</text:span><text:span text:style-name="T14">cinnamon <text:line-break/></text:span><text:soft-page-break/><text:span text:style-name="T16">需要更加轻量级的，推荐：</text:span><text:span text:style-name="T14">lxde<text:line-break/></text:span><text:span text:style-name="T16">需要羽量级的，推荐：</text:span><text:span text:style-name="T14">awesome<text:line-break/></text:span><text:span text:style-name="T16">以上窗口管理器安装后注销，然后在登陆框选择就可以</text:span></text:p>
          <text:h text:style-name="P17" text:outline-level="3"><text:bookmark text:name="Linux工具经验汇总-常用软件"/>常用软件</text:h>
          <text:p text:style-name="P8"><text:span text:style-name="T16">最好用的终端：</text:span><text:span text:style-name="T14">terminator</text:span></text:p>
          <text:h text:style-name="P20" text:outline-level="2"><text:bookmark text:name="Linux工具经验汇总-技巧篇"/>技巧篇</text:h>
          <text:h text:style-name="P19" text:outline-level="3"><text:bookmark text:name="Linux工具经验汇总-让shell更好用："/><text:span text:style-name="T17">让</text:span><text:span text:style-name="T15">shell</text:span><text:span text:style-name="T17">更好用：</text:span></text:h>
          <text:list xml:id="list5237371197899171431" text:style-name="L3">
            <text:list-item>
              <text:p text:style-name="P9"><text:span text:style-name="T6">彩色终端，不同类型的文件彩色化：</text:span><text:a xlink:type="simple" xlink:href="https://git.umlife.net/snippets/10"><text:span text:style-name="T13">https://git.umlife.net/snippets/10</text:span></text:a></text:p>
            </text:list-item>
            <text:list-item>
              <text:p text:style-name="P12"><text:span text:style-name="T6">更</text:span><text:span text:style-name="T8">NB</text:span><text:span text:style-name="T6">的</text:span><text:span text:style-name="T8">shell</text:span><text:span text:style-name="T6">（更强大的自动补全等等）：</text:span><text:a xlink:type="simple" xlink:href="https://github.com/sjl/oh-my-zsh"><text:span text:style-name="T13">https://github.com/sjl/oh-my-zsh</text:span></text:a></text:p>
            </text:list-item>
          </text:list>
          <text:h text:style-name="P18" text:outline-level="3"><text:bookmark text:name="Linux工具经验汇总-Bash使用技巧"/><text:span text:style-name="T15">Bash </text:span><text:span text:style-name="T17">使用技巧</text:span></text:h>
          <text:p text:style-name="P5"><text:span text:style-name="T8">source: </text:span><text:a xlink:type="simple" xlink:href="http://linuxtoy.org/archives/the-best-tips-and-tricks-for-bash.html"><text:span text:style-name="T13">http://linuxtoy.org/archives/the-best-tips-and-tricks-for-bash.html</text:span></text:a><text:span text:style-name="T8"> <text:line-break/></text:span><text:span text:style-name="T6">附加阅读：</text:span><text:a xlink:type="simple" xlink:href="http://ahei.info/bash.htm"><text:span text:style-name="T13">http://ahei.info/bash.htm</text:span></text:a></text:p>
          <text:list xml:id="list1929855103662996544" text:style-name="L4">
            <text:list-item>
              <text:p text:style-name="P11"><text:span text:style-name="T16">从历史中执行命令 有时候，我们需要在 </text:span><text:span text:style-name="T14">Bash </text:span><text:span text:style-name="T16">中重复执行先前的命令。你当然可以使用上方向键来查看之前曾经运行过的命令。但这里有一种更好的方式：你可以按 </text:span><text:span text:style-name="T14">Ctrl + r </text:span><text:span text:style-name="T16">组合键进入历史搜索模式，一旦找到需要重复执行的命令，按回车键即可。</text:span></text:p>
            </text:list-item>
            <text:list-item>
              <text:p text:style-name="P13"><text:span text:style-name="T6">重复命令参数 先来看一个例子： </text:span><text:span text:style-name="Source_20_Text"><text:span text:style-name="T9">mkdir /path/to/exampledir cd !$ </text:span></text:span><text:span text:style-name="T6">本例中，第一行命令将创建一个目录，而第二行的命令则转到刚创建的目录。这里，“</text:span><text:span text:style-name="T8">!$”</text:span><text:span text:style-name="T6">的作用就是重复前一个命令的参数。事实上，不仅是命令的参数可以重复，命令的选项同样可以。另外，</text:span><text:span text:style-name="T8">Esc + . </text:span><text:span text:style-name="T6">快捷键可以切换这些命令参数或选项。</text:span></text:p>
            </text:list-item>
            <text:list-item>
              <text:p text:style-name="P14">用于编辑的快捷键</text:p>
              <text:list>
                <text:list-item>
                  <text:p text:style-name="P11"><text:span text:style-name="T14">Ctrl + a</text:span><text:span text:style-name="T16">：将光标定位到命令的开头</text:span></text:p>
                </text:list-item>
                <text:list-item>
                  <text:p text:style-name="P15"><text:span text:style-name="T14">Ctrl + e</text:span><text:span text:style-name="T16">：与上一个快捷键相反，将光标定位到命令的结尾</text:span></text:p>
                </text:list-item>
                <text:list-item>
                  <text:p text:style-name="P15"><text:span text:style-name="T14">Ctrl + u</text:span><text:span text:style-name="T16">：剪切光标之前的内容</text:span></text:p>
                </text:list-item>
                <text:list-item>
                  <text:p text:style-name="P15"><text:span text:style-name="T14">Ctrl + k</text:span><text:span text:style-name="T16">：与上一个快捷键相反，剪切光标之后的内容</text:span></text:p>
                </text:list-item>
                <text:list-item>
                  <text:p text:style-name="P15"><text:span text:style-name="T14">Ctrl + y</text:span><text:span text:style-name="T16">：粘贴以上两个快捷键所剪切的内容</text:span></text:p>
                </text:list-item>
                <text:list-item>
                  <text:p text:style-name="P15"><text:span text:style-name="T14">Ctrl + t</text:span><text:span text:style-name="T16">：交换光标之前两个字符的顺序</text:span></text:p>
                </text:list-item>
                <text:list-item>
                  <text:p text:style-name="P15"><text:soft-page-break/><text:span text:style-name="T14">Ctrl + w</text:span><text:span text:style-name="T16">：删除光标左边的参数（选项）或内容</text:span></text:p>
                </text:list-item>
                <text:list-item>
                  <text:p text:style-name="P15"><text:span text:style-name="T14">Ctrl + l</text:span><text:span text:style-name="T16">：清屏</text:span></text:p>
                </text:list-item>
              </text:list>
            </text:list-item>
            <text:list-item>
              <text:p text:style-name="P13"><text:span text:style-name="T6">处理作业 首先，使用 </text:span><text:span text:style-name="T8">Ctrl + z </text:span><text:span text:style-name="T6">快捷键可以让正在执行的命令挂起。如果要让该进程在后台执行，那么可以执行 </text:span><text:span text:style-name="T8">bg </text:span><text:span text:style-name="T6">命令。而 </text:span><text:span text:style-name="T8">fg </text:span><text:span text:style-name="T6">命令则可以让该进程重新回到前台来。使用 </text:span><text:span text:style-name="T8">jobs </text:span><text:span text:style-name="T6">命令能够查看到哪些进程在后台执行。 你也可以在 </text:span><text:span text:style-name="T8">fg </text:span><text:span text:style-name="T6">或 </text:span><text:span text:style-name="T8">bg </text:span><text:span text:style-name="T6">命令中使用作业 </text:span><text:span text:style-name="T8">id</text:span><text:span text:style-name="T6">，如： </text:span><text:span text:style-name="Source_20_Text"><text:span text:style-name="T9">fg %3</text:span></text:span><text:span text:style-name="T8"> </text:span><text:span text:style-name="T6">又如： </text:span><text:span text:style-name="Source_20_Text"><text:span text:style-name="T9">bg %7</text:span></text:span></text:p>
            </text:list-item>
            <text:list-item>
              <text:p text:style-name="P14">使用置换</text:p>
              <text:list>
                <text:list-item>
                  <text:p text:style-name="P10"><text:span text:style-name="T6">命令置换 先看例子： </text:span><text:span text:style-name="Source_20_Text"><text:span text:style-name="T9">du -h -a -c $(find . -name *.conf 2&gt;&amp;-)</text:span></text:span><text:span text:style-name="T8"> </text:span><text:span text:style-name="T6">注意 </text:span><text:span text:style-name="T8">$() </text:span><text:span text:style-name="T6">中的部分，这将告诉 </text:span><text:span text:style-name="T8">Bash </text:span><text:span text:style-name="T6">运行 </text:span><text:span text:style-name="T8">find </text:span><text:span text:style-name="T6">命令，然后把返回的结果作为 </text:span><text:span text:style-name="T8">du </text:span><text:span text:style-name="T6">的参数。</text:span></text:p>
                </text:list-item>
                <text:list-item>
                  <text:p text:style-name="P13"><text:span text:style-name="T6">进程置换 仍然先看例子： </text:span><text:span text:style-name="Source_20_Text"><text:span text:style-name="T9">diff &lt;(ps axo comm) &lt;(ssh user@host ps axo comm)</text:span></text:span><text:span text:style-name="T6">该命令将比较本地系统和远程系统中正在运行的进程。请注意 </text:span><text:span text:style-name="T8">&lt;() </text:span><text:span text:style-name="T6">中的部分。</text:span></text:p>
                </text:list-item>
                <text:list-item>
                  <text:p text:style-name="P13"><text:span text:style-name="T8">xargs </text:span><text:span text:style-name="T6">看例： </text:span><text:span text:style-name="Source_20_Text"><text:span text:style-name="T9">find . -name *.conf -print0 | xargs -0 grep -l -Z mem_limit | xargs -0 -i cp {} {}.bak</text:span></text:span><text:span text:style-name="T8"> </text:span><text:span text:style-name="T6">该命令将备份当前目录中的所有 </text:span><text:span text:style-name="T8">.conf </text:span><text:span text:style-name="T6">文件。</text:span></text:p>
                </text:list-item>
              </text:list>
            </text:list-item>
            <text:list-item>
              <text:p text:style-name="P13"><text:span text:style-name="T6">使用管道 下面是一个简单的使用管道的例子： </text:span><text:span text:style-name="Source_20_Text"><text:span text:style-name="T9">ps aux | grep init</text:span></text:span><text:span text:style-name="T8"> </text:span><text:span text:style-name="T6">这里，“</text:span><text:span text:style-name="T8">|”</text:span><text:span text:style-name="T6">操作符将 </text:span><text:span text:style-name="T8">ps aux </text:span><text:span text:style-name="T6">的输出重定向给 </text:span><text:span text:style-name="T8">grep init</text:span><text:span text:style-name="T6">。 下面还有两个稍微复杂点的例子： </text:span><text:span text:style-name="Source_20_Text"><text:span text:style-name="T9">ps aux | tee filename | grep init</text:span></text:span><text:span text:style-name="T8"> </text:span><text:span text:style-name="T6">及： </text:span><text:span text:style-name="Source_20_Text"><text:span text:style-name="T9">ps aux | tee -a filename | grep init</text:span></text:span></text:p>
            </text:list-item>
            <text:list-item>
              <text:p text:style-name="P13"><text:span text:style-name="T6">将标准输出保存为文件 你可以将命令的标准输出内容保存到一个文件中，举例如下： </text:span><text:span text:style-name="Source_20_Text"><text:span text:style-name="T9">ps aux &gt; filename</text:span></text:span><text:span text:style-name="T8"> </text:span><text:span text:style-name="T6">注意其中的“</text:span><text:span text:style-name="T8">&gt;”</text:span><text:span text:style-name="T6">符号。 你也可以将这些输出内容追加到一个已存在的文件中： </text:span><text:span text:style-name="Source_20_Text"><text:span text:style-name="T9">ps aux &gt;&gt; filename</text:span></text:span><text:span text:style-name="T8"> </text:span><text:span text:style-name="T6">你还可以分割一个较长的行： </text:span><text:span text:style-name="Source_20_Text"><text:span text:style-name="T9">command1 | command2 | ... | commandN &gt; tempfile1</text:span></text:span><text:span text:style-name="T8"> </text:span><text:span text:style-name="Source_20_Text"><text:span text:style-name="T9">cat tempfile1 | command1 | command2 | ... | commandN &gt; tempfile2</text:span></text:span></text:p>
            </text:list-item>
            <text:list-item>
              <text:p text:style-name="P13"><text:span text:style-name="T6">标准流：重定向与组合 重定向流的例子： </text:span><text:span text:style-name="Source_20_Text"><text:span text:style-name="T9">ps aux 2&gt;&amp;1 | grep init</text:span></text:span><text:span text:style-name="T8"> </text:span><text:span text:style-name="T6">这里的数字代表：</text:span></text:p>
              <text:list>
                <text:list-item>
                  <text:p text:style-name="P11"><text:span text:style-name="T14">0</text:span><text:span text:style-name="T16">：</text:span><text:span text:style-name="T14">stdin</text:span></text:p>
                </text:list-item>
                <text:list-item>
                  <text:p text:style-name="P15"><text:span text:style-name="T14">1</text:span><text:span text:style-name="T16">：</text:span><text:span text:style-name="T14">stdout</text:span></text:p>
                </text:list-item>
                <text:list-item>
                  <text:p text:style-name="P15"><text:span text:style-name="T14">2</text:span><text:span text:style-name="T16">：</text:span><text:span text:style-name="T14">sterr</text:span></text:p>
                </text:list-item>
              </text:list>
              <text:p text:style-name="P15"><text:span text:style-name="T16">上面的命令中，“</text:span><text:span text:style-name="T14">grep init”</text:span><text:span text:style-name="T16">不仅搜索“</text:span><text:span text:style-name="T14">ps aux”</text:span><text:span text:style-name="T16">的标准输出，而且搜索 </text:span><text:span text:style-name="T14">sterr </text:span><text:span text:style-name="T16">输出。</text:span></text:p>
            </text:list-item>
          </text:list>
          <text:h text:style-name="P18" text:outline-level="3"><text:bookmark text:name="Linux工具经验汇总-SED&amp;AWK文本处理"/><text:span text:style-name="T15">SED &amp; AWK </text:span><text:span text:style-name="T17">文本处理</text:span></text:h>
          <text:list xml:id="list2746978058272889748" text:style-name="L5">
            <text:list-item>
              <text:p text:style-name="P7"><text:span text:style-name="T6">《</text:span><text:span text:style-name="T8">SED </text:span><text:span text:style-name="T6">单行脚本快速参考》的 </text:span><text:span text:style-name="T8">awk </text:span><text:span text:style-name="T6">实现 </text:span><text:a xlink:type="simple" xlink:href="http://linuxtoy.org/archives/sed-awk.html"><text:span text:style-name="T13">http://linuxtoy.org/archives/sed-awk.html</text:span></text:a></text:p>
            </text:list-item>
            <text:list-item>
              <text:p text:style-name="P7"><text:span text:style-name="T8">AWK </text:span><text:span text:style-name="T6">简明教程</text:span><text:a xlink:type="simple" xlink:href="http://coolshell.cn/articles/9070.html"><text:span text:style-name="T10"> </text:span></text:a><text:a xlink:type="simple" xlink:href="http://coolshell.cn/articles/9070.html"><text:span text:style-name="T13">http://coolshell.cn/articles/9070.html</text:span></text:a></text:p>
            </text:list-item>
          </text:list>
          <text:h text:style-name="P20" text:outline-level="2"><text:bookmark text:name="Linux工具经验汇总-附加"/><text:soft-page-break/>附加</text:h>
          <text:p text:style-name="P5"><text:a xlink:type="simple" xlink:href="http://kkovacs.eu/cool-but-obscure-unix-tools"><text:span text:style-name="T13">http://kkovacs.eu/cool-but-obscure-unix-tools</text:span></text:a></text:p>
        </text:section>
        <text:p text:style-name="P3"><draw:frame draw:style-name="fr1" draw:name="page-metadata-end" text:anchor-type="char" svg:width="0.0161in" draw:z-index="2"><draw:text-box fo:min-height="0.0161in"><text:p text:style-name="Text_20_body"/></draw:text-box></draw:frame><draw:frame draw:style-name="fr1" draw:name="Frame2" text:anchor-type="char" svg:width="0.0161in" draw:z-index="3"><draw:text-box fo:min-height="0.0161in"><text:p text:style-name="Text_20_body"><text:a xlink:type="simple" xlink:href="https://conf.umlife.net/pages/viewpage.action?pageId=9994560#page-metadata-start"><text:span text:style-name="T3">Go to start of metadata</text:span></text:a></text:p></draw:text-box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kulturista-web" svg:font-family="kulturista-web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5:50:52.979792703</meta:creation-date>
    <dc:date>2014-12-03T15:52:49.335981824</dc:date>
    <meta:editing-duration>P0D</meta:editing-duration>
    <meta:editing-cycles>1</meta:editing-cycles>
    <meta:document-statistic meta:table-count="0" meta:image-count="0" meta:object-count="0" meta:page-count="4" meta:paragraph-count="57" meta:word-count="1258" meta:character-count="2399" meta:non-whitespace-character-count="2154"/>
    <meta:generator>LibreOffice/4.2.7.2$Linux_X86_64 LibreOffice_project/420m0$Build-2</meta:generator>
  </office:meta>
</office:document-meta>
</file>